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2a37" officeooo:paragraph-rsid="000c2a37"/>
    </style:style>
    <style:style style:name="P2" style:family="paragraph" style:parent-style-name="Standard">
      <style:text-properties officeooo:rsid="000c2a37" officeooo:paragraph-rsid="000eee84"/>
    </style:style>
    <style:style style:name="P3" style:family="paragraph" style:parent-style-name="Standard">
      <style:text-properties officeooo:rsid="000c2a37" officeooo:paragraph-rsid="0010781c"/>
    </style:style>
    <style:style style:name="T1" style:family="text">
      <style:text-properties officeooo:rsid="000d6588"/>
    </style:style>
    <style:style style:name="T2" style:family="text">
      <style:text-properties officeooo:rsid="00107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 Install git. <text:span text:style-name="T2">= &gt; completed</text:span></text:p>
      <text:p text:style-name="P3">Q. How to create a repo in github. <text:span text:style-name="T2">= &gt; completed</text:span></text:p>
      <text:p text:style-name="P3">Q. How to push a code github repo. <text:span text:style-name="T2">= &gt; completed</text:span></text:p>
      <text:p text:style-name="P1">Q. How to clone a project in github.</text:p>
      <text:p text:style-name="P1">Q. Install eclipse and run html code on it.</text:p>
      <text:p text:style-name="P2"><text:span text:style-name="T1">Q.Visit this site and solve everything over here </text:span>Try.github.i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0:19:14.130501873</meta:creation-date>
    <dc:date>2017-01-11T11:35:14.901778215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54" meta:character-count="267" meta:non-whitespace-character-count="219"/>
  </office:meta>
</office:document-meta>
</file>